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-actions-public-pr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-actions-public-pro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Disciplinary Actions - Public Property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611">
            <text:p>6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9">
            <text:p>3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789">
            <text:p>7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9">
            <text:p>27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5595">
            <text:p>445595</text:p>
          </table:table-cell>
          <table:table-cell table:style-name="ce21" office:value-type="string">
            <text:p>Banner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942">
            <text:p>39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942">
            <text:p>39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CC Augusta Center at AMC</text:p>
          </table:table-cell>
          <table:table-cell table:style-name="ce21" office:value-type="float" office:value="3942">
            <text:p>39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4">
            <text:p>8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2">
            <text:p>4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2">
            <text:p>15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5">
            <text:p>4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80">
            <text:p>4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480">
            <text:p>4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480">
            <text:p>4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11">
            <text:p>2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78">
            <text:p>2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06">
            <text:p>4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569">
            <text:p>5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81">
            <text:p>46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75">
            <text:p>75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87">
            <text:p>14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60">
            <text:p>40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818">
            <text:p>8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818">
            <text:p>8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97">
            <text:p>1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7">
            <text:p>10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9">
            <text:p>6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79">
            <text:p>8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879">
            <text:p>8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306">
            <text:p>3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8">
            <text:p>10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7149">
            <text:p>437149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SI TECHNOLOGY TRAINING CENTER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67">
            <text:p>7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58">
            <text:p>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42">
            <text:p>9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2">
            <text:p>2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874">
            <text:p>28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4799">
            <text:p>47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4799">
            <text:p>47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4">
            <text:p>3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2">
            <text:p>10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54">
            <text:p>6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6154">
            <text:p>6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6154">
            <text:p>6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2">
            <text:p>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6">
            <text:p>10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8977">
            <text:p>418977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9">
            <text:p>2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62">
            <text:p>6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1">
            <text:p>3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6">
            <text:p>6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1678">
            <text:p>11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1678">
            <text:p>11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1678">
            <text:p>11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108">
            <text:p>16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108">
            <text:p>16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6108">
            <text:p>16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744">
            <text:p>7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744">
            <text:p>7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092">
            <text:p>60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6092">
            <text:p>60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6092">
            <text:p>60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399">
            <text:p>3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475">
            <text:p>10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89">
            <text:p>4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289">
            <text:p>4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416">
            <text:p>54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416">
            <text:p>54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48">
            <text:p>22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8">
            <text:p>1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17">
            <text:p>37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295">
            <text:p>12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1295">
            <text:p>12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1295">
            <text:p>12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324">
            <text:p>1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324">
            <text:p>1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324">
            <text:p>1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iller-Motte Technical College - Cary- NC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06">
            <text:p>2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03">
            <text:p>4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165">
            <text:p>616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595">
            <text:p>20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2">
            <text:p>32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41">
            <text:p>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468">
            <text:p>14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468">
            <text:p>14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58">
            <text:p>43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29">
            <text:p>93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32">
            <text:p>7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6">
            <text:p>11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691">
            <text:p>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2691">
            <text:p>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44">
            <text:p>34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3444">
            <text:p>34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409">
            <text:p>14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36">
            <text:p>4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5213">
            <text:p>435213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verside School of Health Career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50">
            <text:p>18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27">
            <text:p>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833">
            <text:p>8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00">
            <text:p>3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1">
            <text:p>5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686">
            <text:p>46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35">
            <text:p>38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5">
            <text:p>3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6">
            <text:p>3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958">
            <text:p>9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836">
            <text:p>18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15">
            <text:p>85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29">
            <text:p>47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1266">
            <text:p>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75">
            <text:p>4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8303">
            <text:p>283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8303">
            <text:p>283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299">
            <text:p>22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149">
            <text:p>11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62">
            <text:p>13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59">
            <text:p>48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77">
            <text:p>17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42">
            <text:p>144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02">
            <text:p>102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61">
            <text:p>83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4">
            <text:p>21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42">
            <text:p>1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700">
            <text:p>2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-actions-public-pro" style:display-name="PageStyle_disciplinary-actions-public-pro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